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187" officeooo:paragraph-rsid="00148187"/>
    </style:style>
    <style:style style:name="P2" style:family="paragraph" style:parent-style-name="Standard">
      <style:text-properties officeooo:rsid="0015190d" officeooo:paragraph-rsid="0015190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5190d"/>
    </style:style>
    <style:style style:name="T3" style:family="text">
      <style:text-properties style:font-name="Liberation Serif1" fo:font-style="italic" officeooo:rsid="0015190d" style:font-style-asian="italic" style:font-style-complex="italic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148187" style:font-name-asian="Liberation Serif1" style:font-name-complex="Liberation Serif1"/>
    </style:style>
    <style:style style:name="T6" style:family="text">
      <style:text-properties style:font-name="Liberation Serif1" officeooo:rsid="001669ec" style:font-name-asian="Liberation Serif1" style:font-name-complex="Liberation Serif1"/>
    </style:style>
    <style:style style:name="T7" style:family="text">
      <style:text-properties style:font-name="Liberation Serif1" fo:font-size="16pt" officeooo:rsid="001669ec" style:font-name-asian="Liberation Serif1" style:font-size-asian="16pt" style:font-name-complex="Liberation Serif1" style:font-size-complex="16pt"/>
    </style:style>
    <style:style style:name="T8" style:family="text">
      <style:text-properties style:font-name="Liberation Serif1" officeooo:rsid="001669ec"/>
    </style:style>
    <style:style style:name="T9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<text:tab/><text:tab/><text:tab/><text:tab/><text:tab/><text:tab/>NAME:________________________________</text:p>
      <text:p text:style-name="P1">Chap. 7 quiz </text:p>
      <text:p text:style-name="P1"/>
      <text:p text:style-name="P1"/>
      <text:p text:style-name="P1">1. Given:</text:p>
      <text:p text:style-name="P1"><text:tab/>1. P1 <text:span text:style-name="T1">˅</text:span><text:span text:style-name="T9"> </text:span><text:span text:style-name="T1">¬</text:span><text:span text:style-name="T9"> P2</text:span></text:p>
      <text:p text:style-name="P1"><text:span text:style-name="T9"><text:tab/>2. P1 </text:span><text:span text:style-name="T1">˅</text:span><text:span text:style-name="T9"> </text:span><text:span text:style-name="T1">¬</text:span><text:span text:style-name="T9"> P3</text:span></text:p>
      <text:p text:style-name="P1"><text:span text:style-name="T9"><text:tab/>3. P3 </text:span><text:span text:style-name="T1">˅ P2<text:tab/></text:span></text:p>
      <text:p text:style-name="P1"><text:span text:style-name="T3">Using resolution,</text:span><text:span text:style-name="T1"> prove P1. </text:span><text:span text:style-name="T8">For each step state which clauses you are resolving, and what results.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2. </text:span><text:span text:style-name="T4">Convert to clausal form: A </text:span><text:span text:style-name="T7">↔</text:span><text:span text:style-name="T4"> (B </text:span><text:span text:style-name="T5">˅ </text:span><text:span text:style-name="T4">C)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2:50:41.615000000</meta:creation-date>
    <dc:date>2017-01-05T23:08:48.265000000</dc:date>
    <meta:editing-duration>PT7M25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8" meta:word-count="48" meta:character-count="248" meta:non-whitespace-character-count="196"/>
  </office:meta>
</office:document-meta>
</file>